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3.216cm" style:rel-column-width="12397*"/>
    </style:style>
    <style:style style:name="Table1.B" style:family="table-column">
      <style:table-column-properties style:column-width="1.468cm" style:rel-column-width="5658*"/>
    </style:style>
    <style:style style:name="Table1.C" style:family="table-column">
      <style:table-column-properties style:column-width="2.471cm" style:rel-column-width="9527*"/>
    </style:style>
    <style:style style:name="Table1.D" style:family="table-column">
      <style:table-column-properties style:column-width="0.273cm" style:rel-column-width="1054*"/>
    </style:style>
    <style:style style:name="Table1.E" style:family="table-column">
      <style:table-column-properties style:column-width="1.91cm" style:rel-column-width="7366*"/>
    </style:style>
    <style:style style:name="Table1.F" style:family="table-column">
      <style:table-column-properties style:column-width="7.661cm" style:rel-column-width="29531*"/>
    </style:style>
    <style:style style:name="Table1.A1" style:family="table-cell">
      <style:table-cell-properties style:vertical-align="middle" fo:padding-left="0cm" fo:padding-right="0.265cm" fo:padding-top="0.212cm" fo:padding-bottom="0cm" fo:border-left="none" fo:border-right="0.75pt solid #dedcfb" fo:border-top="0.75pt solid #dedcfb" fo:border-bottom="none"/>
    </style:style>
    <style:style style:name="Table1.F1" style:family="table-cell">
      <style:table-cell-properties style:vertical-align="middle" fo:background-color="#f3f4f7" fo:padding-left="0cm" fo:padding-right="0.265cm" fo:padding-top="0.212cm" fo:padding-bottom="0cm" fo:border-left="none" fo:border-right="0.75pt solid #dedcfb" fo:border-top="0.75pt solid #dedcfb" fo:border-bottom="none">
        <style:background-image/>
      </style:table-cell-properties>
    </style:style>
    <style:style style:name="P1" style:family="paragraph" style:parent-style-name="Standard">
      <style:text-properties officeooo:rsid="001674d1" officeooo:paragraph-rsid="001674d1"/>
    </style:style>
    <style:style style:name="P2" style:family="paragraph" style:parent-style-name="Standard">
      <style:text-properties officeooo:rsid="0017f652" officeooo:paragraph-rsid="0017f652"/>
    </style:style>
    <style:style style:name="P3" style:family="paragraph" style:parent-style-name="Standard">
      <style:text-properties officeooo:rsid="0018d7da" officeooo:paragraph-rsid="0018d7da"/>
    </style:style>
    <style:style style:name="P4" style:family="paragraph" style:parent-style-name="Standard">
      <style:text-properties officeooo:rsid="001a7718" officeooo:paragraph-rsid="001a7718"/>
    </style:style>
    <style:style style:name="P5" style:family="paragraph" style:parent-style-name="Standard">
      <style:text-properties fo:color="#d4d4d4" loext:opacity="100%" officeooo:rsid="001f8cd3" officeooo:paragraph-rsid="001f8cd3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7" style:family="paragraph" style:parent-style-name="Standard">
      <style:text-properties fo:color="#dcdcaa" loext:opacity="100%" style:font-name="Droid Sans Mono" fo:font-size="10.5pt" fo:font-weight="normal" officeooo:rsid="002b751b" officeooo:paragraph-rsid="002b751b" fo:background-color="#1f1f1f"/>
    </style:style>
    <style:style style:name="P8" style:family="paragraph" style:parent-style-name="Standard">
      <style:text-properties fo:color="#dcdcaa" loext:opacity="100%" style:font-name="Droid Sans Mono" fo:font-size="10.5pt" fo:font-weight="normal" officeooo:rsid="001f8cd3" officeooo:paragraph-rsid="001f8cd3" fo:background-color="#1f1f1f"/>
    </style:style>
    <style:style style:name="P9" style:family="paragraph" style:parent-style-name="Standard">
      <style:paragraph-properties style:line-height-at-least="0.503cm"/>
      <style:text-properties fo:color="#dcdcaa" loext:opacity="100%" style:font-name="Droid Sans Mono" fo:font-size="10.5pt" fo:font-weight="normal" officeooo:rsid="0033c575" fo:background-color="#1f1f1f"/>
    </style:style>
    <style:style style:name="P10" style:family="paragraph" style:parent-style-name="Standard">
      <style:paragraph-properties style:line-height-at-least="0.503cm"/>
      <style:text-properties fo:color="#dcdcaa" loext:opacity="100%" style:font-name="Droid Sans Mono" fo:font-size="10.5pt" fo:font-weight="normal" officeooo:rsid="003a2029" officeooo:paragraph-rsid="003a2029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3cab15" fo:background-color="#1f1f1f"/>
    </style:style>
    <style:style style:name="P14" style:family="paragraph" style:parent-style-name="Standard">
      <style:text-properties fo:color="#cccccc" loext:opacity="100%" style:font-name="Droid Sans Mono" fo:font-size="10.5pt" fo:font-weight="normal" officeooo:rsid="002b751b" officeooo:paragraph-rsid="002b751b" fo:background-color="#1f1f1f"/>
    </style:style>
    <style:style style:name="P15" style:family="paragraph" style:parent-style-name="Standard">
      <style:text-properties fo:color="#cccccc" loext:opacity="100%" style:font-name="Droid Sans Mono" fo:font-size="10.5pt" fo:font-weight="normal" officeooo:paragraph-rsid="002b751b" fo:background-color="#1f1f1f"/>
    </style:style>
    <style:style style:name="P16" style:family="paragraph" style:parent-style-name="Standard">
      <style:text-properties fo:color="#cccccc" loext:opacity="100%" style:font-name="Droid Sans Mono" fo:font-size="10.5pt" fo:font-weight="normal" officeooo:rsid="001f8cd3" officeooo:paragraph-rsid="001f8cd3" fo:background-color="#1f1f1f"/>
    </style:style>
    <style:style style:name="P1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33c575" officeooo:paragraph-rsid="0033c575" fo:background-color="#1f1f1f"/>
    </style:style>
    <style:style style:name="P1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33c575" fo:background-color="#1f1f1f"/>
    </style:style>
    <style:style style:name="P1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3a2029" officeooo:paragraph-rsid="003a2029" fo:background-color="#1f1f1f"/>
    </style:style>
    <style:style style:name="P2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3a2029" officeooo:paragraph-rsid="003cab15" fo:background-color="#1f1f1f"/>
    </style:style>
    <style:style style:name="P21" style:family="paragraph" style:parent-style-name="Standard">
      <style:text-properties officeooo:rsid="002b751b" officeooo:paragraph-rsid="002b751b"/>
    </style:style>
    <style:style style:name="P22" style:family="paragraph" style:parent-style-name="Standard">
      <style:text-properties officeooo:rsid="001f8cd3" officeooo:paragraph-rsid="001f8cd3"/>
    </style:style>
    <style:style style:name="P23" style:family="paragraph" style:parent-style-name="Standard">
      <style:paragraph-properties style:line-height-at-least="0.503cm"/>
      <style:text-properties officeooo:rsid="001f8cd3"/>
    </style:style>
    <style:style style:name="P2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25" style:family="paragraph" style:parent-style-name="Standard">
      <style:text-properties fo:color="#6a9955" loext:opacity="100%" style:font-name="Droid Sans Mono" fo:font-size="10.5pt" fo:font-weight="normal" officeooo:rsid="001f8cd3" officeooo:paragraph-rsid="001f8cd3" fo:background-color="#1f1f1f"/>
    </style:style>
    <style:style style:name="P26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rsid="003a2029" officeooo:paragraph-rsid="003a2029" fo:background-color="#1f1f1f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fo:margin-top="0cm" fo:margin-bottom="0.499cm" style:contextual-spacing="false" style:line-height-at-least="0.503cm"/>
    </style:style>
    <style:style style:name="P29" style:family="paragraph" style:parent-style-name="Standard">
      <style:paragraph-properties style:line-height-at-least="0.503cm"/>
      <style:text-properties officeooo:rsid="0033c575"/>
    </style:style>
    <style:style style:name="P30" style:family="paragraph" style:parent-style-name="Standard">
      <style:paragraph-properties style:line-height-at-least="0.503cm"/>
      <style:text-properties officeooo:rsid="0033c575" officeooo:paragraph-rsid="0033c575"/>
    </style:style>
    <style:style style:name="P31" style:family="paragraph" style:parent-style-name="Standard">
      <style:text-properties officeooo:rsid="001b1278" officeooo:paragraph-rsid="001b1278"/>
    </style:style>
    <style:style style:name="P32" style:family="paragraph" style:parent-style-name="Standard">
      <style:text-properties officeooo:rsid="001b3d02" officeooo:paragraph-rsid="001b3d02"/>
    </style:style>
    <style:style style:name="P33" style:family="paragraph" style:parent-style-name="Standard">
      <style:text-properties officeooo:rsid="001d1d4b" officeooo:paragraph-rsid="001d1d4b"/>
    </style:style>
    <style:style style:name="P34" style:family="paragraph" style:parent-style-name="Standard">
      <style:text-properties officeooo:rsid="001e0740" officeooo:paragraph-rsid="001e0740"/>
    </style:style>
    <style:style style:name="P35" style:family="paragraph" style:parent-style-name="Standard">
      <style:text-properties style:text-line-through-style="solid" style:text-line-through-type="single" officeooo:rsid="001e0740" officeooo:paragraph-rsid="001e0740"/>
    </style:style>
    <style:style style:name="P36" style:family="paragraph" style:parent-style-name="Standard">
      <style:paragraph-properties style:line-height-at-least="0.503cm"/>
      <style:text-properties officeooo:rsid="003a2029" officeooo:paragraph-rsid="003a2029"/>
    </style:style>
    <style:style style:name="P37" style:family="paragraph" style:parent-style-name="Table_20_Contents">
      <style:paragraph-properties fo:line-height="146%" fo:text-align="start" style:justify-single-word="false"/>
    </style:style>
    <style:style style:name="P3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b1278"/>
    </style:style>
    <style:style style:name="T2" style:family="text">
      <style:text-properties officeooo:rsid="001b3d02"/>
    </style:style>
    <style:style style:name="T3" style:family="text">
      <style:text-properties officeooo:rsid="001f6c19"/>
    </style:style>
    <style:style style:name="T4" style:family="text">
      <style:text-properties officeooo:rsid="001f8cd3"/>
    </style:style>
    <style:style style:name="T5" style:family="text">
      <style:text-properties officeooo:rsid="0020e0e9"/>
    </style:style>
    <style:style style:name="T6" style:family="text">
      <style:text-properties officeooo:rsid="0022acca"/>
    </style:style>
    <style:style style:name="T7" style:family="text">
      <style:text-properties officeooo:rsid="0023c4de"/>
    </style:style>
    <style:style style:name="T8" style:family="text">
      <style:text-properties style:text-line-through-style="solid" style:text-line-through-type="single" officeooo:rsid="0023c4de"/>
    </style:style>
    <style:style style:name="T9" style:family="text">
      <style:text-properties officeooo:rsid="002741db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officeooo:rsid="003a2029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officeooo:rsid="003a2029"/>
    </style:style>
    <style:style style:name="T14" style:family="text">
      <style:text-properties fo:color="#dcdcaa" loext:opacity="100%"/>
    </style:style>
    <style:style style:name="T15" style:family="text">
      <style:text-properties fo:color="#dcdcaa" loext:opacity="100%" officeooo:rsid="003a2029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officeooo:rsid="003a2029"/>
    </style:style>
    <style:style style:name="T18" style:family="text">
      <style:text-properties fo:color="#b5cea8" loext:opacity="100%"/>
    </style:style>
    <style:style style:name="T19" style:family="text">
      <style:text-properties fo:color="#4ec9b0" loext:opacity="100%"/>
    </style:style>
    <style:style style:name="T20" style:family="text">
      <style:text-properties fo:color="#569cd6" loext:opacity="100%"/>
    </style:style>
    <style:style style:name="T21" style:family="text">
      <style:text-properties fo:color="#c586c0" loext:opacity="100%"/>
    </style:style>
    <style:style style:name="T22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st</text:p>
      <text:p text:style-name="P1"/>
      <text:p text:style-name="P1">user – <text:a xlink:type="simple" xlink:href="mailto:anandu@gmail.com" text:style-name="Internet_20_link" text:visited-style-name="Visited_20_Internet_20_Link">anandu@gmail.com</text:a></text:p>
      <text:p text:style-name="P1">pwd - <text:a xlink:type="simple" xlink:href="mailto:Kawika@123" text:style-name="Internet_20_link" text:visited-style-name="Visited_20_Internet_20_Link">Kawika@123</text:a></text:p>
      <text:p text:style-name="P1"/>
      <text:p text:style-name="P2">submited to tvm,katakada teo</text:p>
      <text:p text:style-name="P2"/>
      <text:p text:style-name="P3"><text:span text:style-name="T1">1. </text:span>kattakada teo – <text:a xlink:type="simple" xlink:href="mailto:vinod@gmail.com" text:style-name="Internet_20_link" text:visited-style-name="Visited_20_Internet_20_Link">vinod@gmail.com</text:a> , 12345678</text:p>
      <text:p text:style-name="P3"/>
      <text:p text:style-name="P4">teo appreoved.</text:p>
      <text:p text:style-name="P4"/>
      <text:p text:style-name="P31">2 . clerk – [PO/TDO] – <text:a xlink:type="simple" xlink:href="mailto:clerk@gmail.com" text:style-name="Internet_20_link" text:visited-style-name="Visited_20_Internet_20_Link">cl</text:a><text:a xlink:type="simple" xlink:href="mailto:clerk@gmail.com" text:style-name="Internet_20_link" text:visited-style-name="Visited_20_Internet_20_Link"><text:span text:style-name="T3">a</text:span></text:a><text:a xlink:type="simple" xlink:href="mailto:clerk@gmail.com" text:style-name="Internet_20_link" text:visited-style-name="Visited_20_Internet_20_Link">rk@gmail.com</text:a> , 12345678 - <text:span text:style-name="T4">approved</text:span></text:p>
      <text:p text:style-name="P31"/>
      <text:p text:style-name="Standard"><text:span text:style-name="T2">3 . JS/SEO – js- </text:span><text:a xlink:type="simple" xlink:href="mailto:rahul@gmail.com" text:style-name="Internet_20_link" text:visited-style-name="Visited_20_Internet_20_Link"><text:span text:style-name="T2">rahul@gmail.com</text:span></text:a><text:span text:style-name="T2"> , 12345678 – </text:span><text:span text:style-name="T4">approved/return- </text:span><text:span text:style-name="T5">returned – again resumbit by teo.</text:span><text:span text:style-name="T6">approved by teo , apprvoed by clerk[from retun list]-&gt;</text:span><text:span text:style-name="T7">approved by clerk </text:span><text:span text:style-name="T8">-&gt;</text:span>app<text:span text:style-name="T9">roodec by JS -&gt; APO -&gt;</text:span></text:p>
      <text:p text:style-name="P32"/>
      <text:p text:style-name="P33">4. APO/ATDO - <text:a xlink:type="simple" xlink:href="mailto:john@gmail.com" text:style-name="Internet_20_link" text:visited-style-name="Visited_20_Internet_20_Link">john@gmail.com</text:a> , 12345678</text:p>
      <text:p text:style-name="P33"/>
      <text:p text:style-name="P34">5. PO – <text:a xlink:type="simple" xlink:href="mailto:aneesh@gmail.com" text:style-name="Internet_20_link" text:visited-style-name="Visited_20_Internet_20_Link">aneesh@gmail.com</text:a>,12345678</text:p>
      <text:p text:style-name="P35"/>
      <text:p text:style-name="P22">teo,clerk – approve only.</text:p>
      <text:p text:style-name="P22"/>
      <text:p text:style-name="P8">getcouplefinancialListAssistant</text:p>
      <text:p text:style-name="P5"/>
      <text:p text:style-name="P22"/>
      <text:p text:style-name="P22">studentFundListJsSeo</text:p>
      <text:p text:style-name="P22"/>
      <text:p text:style-name="P21">2692</text:p>
      <text:p text:style-name="P21"/>
      <text:p text:style-name="P21"/>
      <text:p text:style-name="P21"/>
      <text:p text:style-name="P7">getcouplefinancialListClerkReturned</text:p>
      <text:p text:style-name="P7"/>
      <text:p text:style-name="P7">getStudentFundListClerkReturn</text:p>
      <text:p text:style-name="P7"/>
      <text:p text:style-name="P14"><text:span text:style-name="T10">$items</text:span><text:span text:style-name="T12">-&gt;</text:span><text:span text:style-name="T14">where</text:span><text:span text:style-name="T12">(</text:span><text:span text:style-name="T16">'teo_return'</text:span><text:span text:style-name="T12">, </text:span><text:span text:style-name="T20">null</text:span><text:span text:style-name="T12">)-&gt;</text:span><text:span text:style-name="T14">where</text:span><text:span text:style-name="T12">(</text:span><text:span text:style-name="T16">'clerk_return'</text:span><text:span text:style-name="T12">, </text:span><text:span text:style-name="T18">1</text:span><text:span text:style-name="T12">);</text:span></text:p>
      <text:p text:style-name="P14"/>
      <text:p text:style-name="P14"><text:span text:style-name="T19">Route</text:span><text:span text:style-name="T12">::</text:span><text:span text:style-name="T14">resource</text:span><text:span text:style-name="T12">(</text:span><text:span text:style-name="T16">'/MedicalEngineeringStudentFund'</text:span><text:span text:style-name="T12">, </text:span><text:span text:style-name="T19">MedEngStudentFundController</text:span><text:span text:style-name="T12">::</text:span><text:span text:style-name="T20">class</text:span><text:span text:style-name="T12">);</text:span></text:p>
      <text:p text:style-name="P14"/>
      <text:p text:style-name="P7"/>
      <text:p text:style-name="P7">getcouplefinancialListAssistantReturn</text:p>
      <text:p text:style-name="P7"/>
      <text:p text:style-name="P7">getStudentFundListAssistantReturn</text:p>
      <text:p text:style-name="P7"/>
      <text:p text:style-name="P15"><text:span text:style-name="T10">$totalRecord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JsSeo_return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return'</text:span><text:span text:style-name="T12">, </text:span><text:span text:style-name="T18">1</text:span><text:span text:style-name="T12">);</text:span></text:p>
      <text:p text:style-name="P15"/>
      <text:p text:style-name="P15"><text:span text:style-name="T10">$totalRecordswithFilte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oft-page-break/><text:span text:style-name="T12">-&gt;</text:span><text:span text:style-name="T14">where</text:span><text:span text:style-name="T12">(</text:span><text:span text:style-name="T16">'JsSeo_return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return'</text:span><text:span text:style-name="T12">, </text:span><text:span text:style-name="T18">1</text:span><text:span text:style-name="T12">);</text:span></text:p>
      <text:p text:style-name="P11"/>
      <text:p text:style-name="P15"><text:span text:style-name="T10">$items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 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JsSeo_return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return'</text:span><text:span text:style-name="T12">, </text:span><text:span text:style-name="T18">1</text:span><text:span text:style-name="T12">)</text:span></text:p>
      <text:p text:style-name="P11"><text:span text:style-name="T12">-&gt;</text:span><text:span text:style-name="T14">orderBy</text:span><text:span text:style-name="T12">(</text:span><text:span text:style-name="T10">$columnName</text:span><text:span text:style-name="T12">, </text:span><text:span text:style-name="T10">$columnSortOrder</text:span><text:span text:style-name="T12">);</text:span></text:p>
      <text:p text:style-name="P15"/>
      <text:p text:style-name="P7"/>
      <text:p text:style-name="P7"/>
      <text:p text:style-name="P21"/>
      <text:p text:style-name="P22"/>
      <text:p text:style-name="P16"><text:span text:style-name="T10">$items</text:span><text:span text:style-name="T12">-&gt;</text:span><text:span text:style-name="T14">where</text:span><text:span text:style-name="T12">(</text:span><text:span text:style-name="T16">'assistant_return'</text:span><text:span text:style-name="T12">, </text:span><text:span text:style-name="T20">null</text:span><text:span text:style-name="T12">)</text:span></text:p>
      <text:p text:style-name="P11"><text:span text:style-name="T12">-&gt;</text:span><text:span text:style-name="T14">where</text:span><text:span text:style-name="T12">(</text:span><text:span text:style-name="T20">function</text:span><text:span text:style-name="T12">(</text:span><text:span text:style-name="T10">$query</text:span><text:span text:style-name="T12">) {</text:span></text:p>
      <text:p text:style-name="P11"><text:span text:style-name="T10">$query</text:span><text:span text:style-name="T12">-&gt;</text:span><text:span text:style-name="T14">where</text:span><text:span text:style-name="T12">(</text:span><text:span text:style-name="T16">'officer_return'</text:span><text:span text:style-name="T12">, </text:span><text:span text:style-name="T18">1</text:span><text:span text:style-name="T12">);</text:span></text:p>
      <text:p text:style-name="P6">});</text:p>
      <text:p text:style-name="P22"/>
      <text:p text:style-name="P22"/>
      <text:p text:style-name="P22"/>
      <text:p text:style-name="P22"/>
      <text:p text:style-name="P16"><text:span text:style-name="T10">$items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 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orderBy</text:span><text:span text:style-name="T12">(</text:span><text:span text:style-name="T10">$columnName</text:span><text:span text:style-name="T12">, </text:span><text:span text:style-name="T10">$columnSortOrder</text:span><text:span text:style-name="T12">);</text:span></text:p>
      <text:p text:style-name="P11"><text:span text:style-name="T21">if</text:span><text:span text:style-name="T12">(</text:span><text:span text:style-name="T10">$name</text:span><text:span text:style-name="T12"> != </text:span><text:span text:style-name="T16">""</text:span><text:span text:style-name="T12">){</text:span></text:p>
      <text:p text:style-name="P11"><text:span text:style-name="T10">$items</text:span><text:span text:style-name="T12">-&gt;</text:span><text:span text:style-name="T14">where</text:span><text:span text:style-name="T12">(</text:span><text:span text:style-name="T16">'name'</text:span><text:span text:style-name="T12">,</text:span><text:span text:style-name="T16">'like'</text:span><text:span text:style-name="T12">,</text:span><text:span text:style-name="T16">"%"</text:span><text:span text:style-name="T12">.</text:span><text:span text:style-name="T10">$name</text:span><text:span text:style-name="T12">.</text:span><text:span text:style-name="T16">"%"</text:span><text:span text:style-name="T12">);</text:span></text:p>
      <text:p text:style-name="P6">}</text:p>
      <text:p text:style-name="P24">// $items-&gt;where('assistant_return', null)-&gt;where('officer_return', 1 || 'rejection_status', 1);</text:p>
      <text:p text:style-name="P27"/>
      <text:p text:style-name="P11"><text:span text:style-name="T10">$items</text:span><text:span text:style-name="T12">-&gt;</text:span><text:span text:style-name="T14">where</text:span><text:span text:style-name="T12">(</text:span><text:span text:style-name="T16">'assistant_return'</text:span><text:span text:style-name="T12">, </text:span><text:span text:style-name="T20">null</text:span><text:span text:style-name="T12">)</text:span></text:p>
      <text:p text:style-name="P11"><text:span text:style-name="T12">-&gt;</text:span><text:span text:style-name="T14">where</text:span><text:span text:style-name="T12">(</text:span><text:span text:style-name="T20">function</text:span><text:span text:style-name="T12">(</text:span><text:span text:style-name="T10">$query</text:span><text:span text:style-name="T12">) {</text:span></text:p>
      <text:p text:style-name="P11"><text:span text:style-name="T10">$query</text:span><text:span text:style-name="T12">-&gt;</text:span><text:span text:style-name="T14">where</text:span><text:span text:style-name="T12">(</text:span><text:span text:style-name="T16">'officer_return'</text:span><text:span text:style-name="T12">, </text:span><text:span text:style-name="T18">1</text:span><text:span text:style-name="T12">);</text:span></text:p>
      <text:p text:style-name="P6">});</text:p>
      <text:p text:style-name="P22"/>
      <text:p text:style-name="P22"/>
      <text:p text:style-name="P22"><text:bookmark text:name="example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7"><text:line-break/>maneesh</text:p>
          </table:table-cell>
          <table:table-cell table:style-name="Table1.A1" office:value-type="string">
            <text:p text:style-name="P37">dfff</text:p>
          </table:table-cell>
          <table:table-cell table:style-name="Table1.A1" office:value-type="string">
            <text:p text:style-name="P37">fdgdfg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7">fdfdf</text:p>
          </table:table-cell>
          <table:table-cell table:style-name="Table1.F1" office:value-type="string">
            <text:p text:style-name="P37">09-05-2024 05:34 PM</text:p>
          </table:table-cell>
        </table:table-row>
      </table:table>
      <text:p text:style-name="P22"/>
      <text:p text:style-name="P22"/>
      <text:p text:style-name="P8">getcouplefinancialListClerk</text:p>
      <text:p text:style-name="P25">// Total records</text:p>
      <text:p text:style-name="P11"><text:span text:style-name="T10">$totalRecord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teo_status'</text:span><text:span text:style-name="T12">,</text:span><text:span text:style-name="T18">1</text:span><text:span text:style-name="T12">);</text:span></text:p>
      <text:p text:style-name="P11"><text:span text:style-name="T21">if</text:span><text:span text:style-name="T12">(</text:span><text:span text:style-name="T10">$name</text:span><text:span text:style-name="T12"> != </text:span><text:span text:style-name="T16">""</text:span><text:span text:style-name="T12">){</text:span></text:p>
      <text:p text:style-name="P11"><text:span text:style-name="T10">$totalRecord</text:span><text:span text:style-name="T12">-&gt;</text:span><text:span text:style-name="T14">where</text:span><text:span text:style-name="T12">(</text:span><text:span text:style-name="T16">'name'</text:span><text:span text:style-name="T12">,</text:span><text:span text:style-name="T16">'like'</text:span><text:span text:style-name="T12">,</text:span><text:span text:style-name="T16">"%"</text:span><text:span text:style-name="T12">.</text:span><text:span text:style-name="T10">$name</text:span><text:span text:style-name="T12">.</text:span><text:span text:style-name="T16">"%"</text:span><text:span text:style-name="T12">);</text:span></text:p>
      <text:p text:style-name="P6">}</text:p>
      <text:p text:style-name="P11"><text:soft-page-break/><text:span text:style-name="T10">$totalRecord</text:span><text:span text:style-name="T12">-&gt;</text:span><text:span text:style-name="T14">where</text:span><text:span text:style-name="T12">(</text:span><text:span text:style-name="T16">'clerk_return'</text:span><text:span text:style-name="T12">, </text:span><text:span text:style-name="T20">null</text:span><text:span text:style-name="T12">);</text:span></text:p>
      <text:p text:style-name="P23"/>
      <text:p text:style-name="P30">==========================</text:p>
      <text:p text:style-name="P30"/>
      <text:p text:style-name="P17"><text:span text:style-name="T20">public</text:span><text:span text:style-name="T12"> </text:span><text:span text:style-name="T20">function</text:span><text:span text:style-name="T12"> </text:span><text:span text:style-name="T14">getcouplefinancialListClerk</text:span><text:span text:style-name="T12">(</text:span><text:span text:style-name="T19">Request</text:span><text:span text:style-name="T12"> </text:span><text:span text:style-name="T10">$request</text:span><text:span text:style-name="T12">){</text:span></text:p>
      <text:p text:style-name="P11"><text:span text:style-name="T10">$role</text:span><text:span text:style-name="T12"> = </text:span><text:span text:style-name="T19">Auth</text:span><text:span text:style-name="T12">::</text:span><text:span text:style-name="T14">user</text:span><text:span text:style-name="T12">()-&gt;</text:span><text:span text:style-name="T10">role</text:span><text:span text:style-name="T12">; </text:span></text:p>
      <text:p text:style-name="P11"><text:span text:style-name="T10">$district</text:span><text:span text:style-name="T12"> = </text:span><text:span text:style-name="T19">Auth</text:span><text:span text:style-name="T12">::</text:span><text:span text:style-name="T14">user</text:span><text:span text:style-name="T12">()-&gt;</text:span><text:span text:style-name="T10">district</text:span><text:span text:style-name="T12">;</text:span></text:p>
      <text:p text:style-name="P11"><text:span text:style-name="T10">$tdo</text:span><text:span text:style-name="T12">= </text:span><text:span text:style-name="T19">Auth</text:span><text:span text:style-name="T12">::</text:span><text:span text:style-name="T14">user</text:span><text:span text:style-name="T12">()-&gt;</text:span><text:span text:style-name="T10">po_tdo_office</text:span><text:span text:style-name="T12">;</text:span></text:p>
      <text:p text:style-name="P27"/>
      <text:p text:style-name="P11"><text:span text:style-name="T10">$name</text:span><text:span text:style-name="T12"> = </text:span><text:span text:style-name="T10">$request</text:span><text:span text:style-name="T12">-&gt;</text:span><text:span text:style-name="T10">name</text:span><text:span text:style-name="T12">;</text:span></text:p>
      <text:p text:style-name="P11"><text:span text:style-name="T10">$teos</text:span><text:span text:style-name="T12"> = </text:span><text:span text:style-name="T19">Teo</text:span><text:span text:style-name="T12">::</text:span><text:span text:style-name="T14">where</text:span><text:span text:style-name="T12">(</text:span><text:span text:style-name="T16">'po_or_tdo'</text:span><text:span text:style-name="T12">, </text:span><text:span text:style-name="T19">Auth</text:span><text:span text:style-name="T12">::</text:span><text:span text:style-name="T14">user</text:span><text:span text:style-name="T12">()-&gt;</text:span><text:span text:style-name="T10">po_tdo_office</text:span><text:span text:style-name="T12">)-&gt;</text:span><text:span text:style-name="T14">get</text:span><text:span text:style-name="T12">();</text:span></text:p>
      <text:p text:style-name="P11"><text:span text:style-name="T10">$teoIds</text:span><text:span text:style-name="T12"> = </text:span><text:span text:style-name="T10">$teos</text:span><text:span text:style-name="T12">-&gt;</text:span><text:span text:style-name="T14">pluck</text:span><text:span text:style-name="T12">(</text:span><text:span text:style-name="T16">'_id'</text:span><text:span text:style-name="T12">)-&gt;</text:span><text:span text:style-name="T14">toArray</text:span><text:span text:style-name="T12">();</text:span></text:p>
      <text:p text:style-name="P28"/>
      <text:p text:style-name="P24">## Read value</text:p>
      <text:p text:style-name="P11"><text:span text:style-name="T10">$draw</text:span><text:span text:style-name="T12"> = </text:span><text:span text:style-name="T10">$request</text:span><text:span text:style-name="T12">-&gt;</text:span><text:span text:style-name="T14">get</text:span><text:span text:style-name="T12">(</text:span><text:span text:style-name="T16">'draw'</text:span><text:span text:style-name="T12">);</text:span></text:p>
      <text:p text:style-name="P11"><text:span text:style-name="T10">$start</text:span><text:span text:style-name="T12"> = </text:span><text:span text:style-name="T10">$request</text:span><text:span text:style-name="T12">-&gt;</text:span><text:span text:style-name="T14">get</text:span><text:span text:style-name="T12">(</text:span><text:span text:style-name="T16">"start"</text:span><text:span text:style-name="T12">);</text:span></text:p>
      <text:p text:style-name="P11"><text:span text:style-name="T10">$rowperpage</text:span><text:span text:style-name="T12"> = </text:span><text:span text:style-name="T10">$request</text:span><text:span text:style-name="T12">-&gt;</text:span><text:span text:style-name="T14">get</text:span><text:span text:style-name="T12">(</text:span><text:span text:style-name="T16">"length"</text:span><text:span text:style-name="T12">); </text:span><text:span text:style-name="T22">// Rows display per page</text:span></text:p>
      <text:p text:style-name="P27"/>
      <text:p text:style-name="P11"><text:span text:style-name="T10">$columnIndex_arr</text:span><text:span text:style-name="T12"> = </text:span><text:span text:style-name="T10">$request</text:span><text:span text:style-name="T12">-&gt;</text:span><text:span text:style-name="T14">get</text:span><text:span text:style-name="T12">(</text:span><text:span text:style-name="T16">'order'</text:span><text:span text:style-name="T12">);</text:span></text:p>
      <text:p text:style-name="P11"><text:span text:style-name="T10">$columnName_arr</text:span><text:span text:style-name="T12"> = </text:span><text:span text:style-name="T10">$request</text:span><text:span text:style-name="T12">-&gt;</text:span><text:span text:style-name="T14">get</text:span><text:span text:style-name="T12">(</text:span><text:span text:style-name="T16">'columns'</text:span><text:span text:style-name="T12">);</text:span></text:p>
      <text:p text:style-name="P11"><text:span text:style-name="T10">$order_arr</text:span><text:span text:style-name="T12"> = </text:span><text:span text:style-name="T10">$request</text:span><text:span text:style-name="T12">-&gt;</text:span><text:span text:style-name="T14">get</text:span><text:span text:style-name="T12">(</text:span><text:span text:style-name="T16">'order'</text:span><text:span text:style-name="T12">);</text:span></text:p>
      <text:p text:style-name="P11"><text:span text:style-name="T10">$search_arr</text:span><text:span text:style-name="T12"> = </text:span><text:span text:style-name="T10">$request</text:span><text:span text:style-name="T12">-&gt;</text:span><text:span text:style-name="T14">get</text:span><text:span text:style-name="T12">(</text:span><text:span text:style-name="T16">'search'</text:span><text:span text:style-name="T12">);</text:span></text:p>
      <text:p text:style-name="P27"/>
      <text:p text:style-name="P11"><text:span text:style-name="T10">$columnIndex</text:span><text:span text:style-name="T12"> = </text:span><text:span text:style-name="T10">$columnIndex_arr</text:span><text:span text:style-name="T12">[</text:span><text:span text:style-name="T18">0</text:span><text:span text:style-name="T12">][</text:span><text:span text:style-name="T16">'column'</text:span><text:span text:style-name="T12">]; </text:span><text:span text:style-name="T22">// Column index</text:span></text:p>
      <text:p text:style-name="P11"><text:span text:style-name="T10">$columnName</text:span><text:span text:style-name="T12"> = </text:span><text:span text:style-name="T10">$columnName_arr</text:span><text:span text:style-name="T12">[</text:span><text:span text:style-name="T10">$columnIndex</text:span><text:span text:style-name="T12">][</text:span><text:span text:style-name="T16">'data'</text:span><text:span text:style-name="T12">]; </text:span><text:span text:style-name="T22">// Column name</text:span></text:p>
      <text:p text:style-name="P11"><text:span text:style-name="T10">$columnSortOrder</text:span><text:span text:style-name="T12"> = </text:span><text:span text:style-name="T10">$order_arr</text:span><text:span text:style-name="T12">[</text:span><text:span text:style-name="T18">0</text:span><text:span text:style-name="T12">][</text:span><text:span text:style-name="T16">'dir'</text:span><text:span text:style-name="T12">]; </text:span><text:span text:style-name="T22">// asc or desc</text:span></text:p>
      <text:p text:style-name="P11"><text:span text:style-name="T10">$searchValue</text:span><text:span text:style-name="T12"> = </text:span><text:span text:style-name="T10">$search_arr</text:span><text:span text:style-name="T12">[</text:span><text:span text:style-name="T16">'value'</text:span><text:span text:style-name="T12">]; </text:span><text:span text:style-name="T22">// Search value</text:span></text:p>
      <text:p text:style-name="P28"/>
      <text:p text:style-name="P27"/>
      <text:p text:style-name="P24">// Total records</text:p>
      <text:p text:style-name="P11"><text:span text:style-name="T10">$totalRecord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teo_status'</text:span><text:span text:style-name="T12">,</text:span><text:span text:style-name="T18">1</text:span><text:span text:style-name="T12">);</text:span></text:p>
      <text:p text:style-name="P11"><text:span text:style-name="T21">if</text:span><text:span text:style-name="T12">(</text:span><text:span text:style-name="T10">$name</text:span><text:span text:style-name="T12"> != </text:span><text:span text:style-name="T16">""</text:span><text:span text:style-name="T12">){</text:span></text:p>
      <text:p text:style-name="P11"><text:span text:style-name="T10">$totalRecord</text:span><text:span text:style-name="T12">-&gt;</text:span><text:span text:style-name="T14">where</text:span><text:span text:style-name="T12">(</text:span><text:span text:style-name="T16">'name'</text:span><text:span text:style-name="T12">,</text:span><text:span text:style-name="T16">'like'</text:span><text:span text:style-name="T12">,</text:span><text:span text:style-name="T16">"%"</text:span><text:span text:style-name="T12">.</text:span><text:span text:style-name="T10">$name</text:span><text:span text:style-name="T12">.</text:span><text:span text:style-name="T16">"%"</text:span><text:span text:style-name="T12">);</text:span></text:p>
      <text:p text:style-name="P6">}</text:p>
      <text:p text:style-name="P11"><text:span text:style-name="T10">$totalRecord</text:span><text:span text:style-name="T12">-&gt;</text:span><text:span text:style-name="T14">where</text:span><text:span text:style-name="T12">(</text:span><text:span text:style-name="T16">'clerk_return'</text:span><text:span text:style-name="T12">, </text:span><text:span text:style-name="T20">null</text:span><text:span text:style-name="T12">);</text:span></text:p>
      <text:p text:style-name="P27"/>
      <text:p text:style-name="P11"><text:span text:style-name="T10">$totalRecords</text:span><text:span text:style-name="T12"> = </text:span><text:span text:style-name="T10">$totalRecord</text:span><text:span text:style-name="T12">-&gt;</text:span><text:span text:style-name="T14">select</text:span><text:span text:style-name="T12">(</text:span><text:span text:style-name="T16">'count(*) as allcount'</text:span><text:span text:style-name="T12">)-&gt;</text:span><text:span text:style-name="T14">count</text:span><text:span text:style-name="T12">();</text:span></text:p>
      <text:p text:style-name="P28"/>
      <text:p text:style-name="P11"><text:span text:style-name="T10">$totalRecordswithFilte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teo_status'</text:span><text:span text:style-name="T12">,</text:span><text:span text:style-name="T18">1</text:span><text:span text:style-name="T12">);</text:span></text:p>
      <text:p text:style-name="P27"/>
      <text:p text:style-name="P11"><text:span text:style-name="T21">if</text:span><text:span text:style-name="T12">(</text:span><text:span text:style-name="T10">$name</text:span><text:span text:style-name="T12"> != </text:span><text:span text:style-name="T16">""</text:span><text:span text:style-name="T12">){</text:span></text:p>
      <text:p text:style-name="P11"><text:span text:style-name="T10">$totalRecordswithFilte</text:span><text:span text:style-name="T12">-&gt;</text:span><text:span text:style-name="T14">where</text:span><text:span text:style-name="T12">(</text:span><text:span text:style-name="T16">'name'</text:span><text:span text:style-name="T12">,</text:span><text:span text:style-name="T16">'like'</text:span><text:span text:style-name="T12">,</text:span><text:span text:style-name="T16">"%"</text:span><text:span text:style-name="T12">.</text:span><text:span text:style-name="T10">$name</text:span><text:span text:style-name="T12">.</text:span><text:span text:style-name="T16">"%"</text:span><text:span text:style-name="T12">);</text:span></text:p>
      <text:p text:style-name="P6"><text:soft-page-break/>}</text:p>
      <text:p text:style-name="P11"><text:span text:style-name="T10">$totalRecordswithFilte</text:span><text:span text:style-name="T12">-&gt;</text:span><text:span text:style-name="T14">where</text:span><text:span text:style-name="T12">(</text:span><text:span text:style-name="T16">'clerk_return'</text:span><text:span text:style-name="T12">, </text:span><text:span text:style-name="T20">null</text:span><text:span text:style-name="T12">);</text:span></text:p>
      <text:p text:style-name="P27"/>
      <text:p text:style-name="P11"><text:span text:style-name="T10">$totalRecordswithFilter</text:span><text:span text:style-name="T12"> = </text:span><text:span text:style-name="T10">$totalRecordswithFilte</text:span><text:span text:style-name="T12">-&gt;</text:span><text:span text:style-name="T14">select</text:span><text:span text:style-name="T12">(</text:span><text:span text:style-name="T16">'count(*) as allcount'</text:span><text:span text:style-name="T12">)-&gt;</text:span><text:span text:style-name="T14">count</text:span><text:span text:style-name="T12">();</text:span></text:p>
      <text:p text:style-name="P29"/>
      <text:p text:style-name="P29"/>
      <text:p text:style-name="P29"/>
      <text:p text:style-name="P29"/>
      <text:p text:style-name="P18"><text:span text:style-name="T20">public</text:span><text:span text:style-name="T12"> </text:span><text:span text:style-name="T20">function</text:span><text:span text:style-name="T12"> </text:span><text:span text:style-name="T14">couplefinancialJsSeoReject</text:span><text:span text:style-name="T12"> (</text:span><text:span text:style-name="T19">Request</text:span><text:span text:style-name="T12"> </text:span><text:span text:style-name="T10">$request</text:span><text:span text:style-name="T12">){</text:span></text:p>
      <text:p text:style-name="P11"><text:span text:style-name="T10">$marriage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_id'</text:span><text:span text:style-name="T12">, </text:span><text:span text:style-name="T10">$request</text:span><text:span text:style-name="T12">-&gt;</text:span><text:span text:style-name="T10">id</text:span><text:span text:style-name="T12">)-&gt;</text:span><text:span text:style-name="T14">first</text:span><text:span text:style-name="T12">();</text:span></text:p>
      <text:p text:style-name="P11"><text:span text:style-name="T10">$id</text:span><text:span text:style-name="T12"> = </text:span><text:span text:style-name="T10">$request</text:span><text:span text:style-name="T12">-&gt;</text:span><text:span text:style-name="T10">id</text:span><text:span text:style-name="T12">;</text:span></text:p>
      <text:p text:style-name="P11"><text:span text:style-name="T10">$reason</text:span><text:span text:style-name="T12"> =</text:span><text:span text:style-name="T10">$request</text:span><text:span text:style-name="T12">-&gt;</text:span><text:span text:style-name="T10">reason</text:span><text:span text:style-name="T12">;</text:span></text:p>
      <text:p text:style-name="P24">// $currentTime = Carbon::now();</text:p>
      <text:p text:style-name="P11"><text:span text:style-name="T10">$currentTimeInKerala</text:span><text:span text:style-name="T12"> = </text:span><text:span text:style-name="T14">now</text:span><text:span text:style-name="T12">()-&gt;</text:span><text:span text:style-name="T14">timezone</text:span><text:span text:style-name="T12">(</text:span><text:span text:style-name="T16">'Asia/Kolkata'</text:span><text:span text:style-name="T12">);</text:span></text:p>
      <text:p text:style-name="P11"><text:span text:style-name="T10">$currenttime</text:span><text:span text:style-name="T12"> = </text:span><text:span text:style-name="T10">$currentTimeInKerala</text:span><text:span text:style-name="T12">-&gt;</text:span><text:span text:style-name="T14">format</text:span><text:span text:style-name="T12">(</text:span><text:span text:style-name="T16">'d-m-Y h:i a'</text:span><text:span text:style-name="T12">);</text:span></text:p>
      <text:p text:style-name="P11"><text:span text:style-name="T10">$marriage</text:span><text:span text:style-name="T12">-&gt;</text:span><text:span text:style-name="T14">update</text:span><text:span text:style-name="T12">([</text:span></text:p>
      <text:p text:style-name="P27"/>
      <text:p text:style-name="P11"><text:span text:style-name="T16">'JsSeo_status'</text:span><text:span text:style-name="T12"> =&gt; </text:span><text:span text:style-name="T18">2</text:span><text:span text:style-name="T12">,</text:span></text:p>
      <text:p text:style-name="P11"><text:span text:style-name="T16">'teo_return'</text:span><text:span text:style-name="T12"> =&gt; </text:span><text:span text:style-name="T18">1</text:span><text:span text:style-name="T12">,</text:span></text:p>
      <text:p text:style-name="P11"><text:span text:style-name="T16">'clerk_return'</text:span><text:span text:style-name="T12"> =&gt; </text:span><text:span text:style-name="T18">1</text:span><text:span text:style-name="T12">,</text:span></text:p>
      <text:p text:style-name="P11"><text:span text:style-name="T16">'JsSeo_return'</text:span><text:span text:style-name="T12"> =&gt; </text:span><text:span text:style-name="T18">1</text:span><text:span text:style-name="T12">,</text:span></text:p>
      <text:p text:style-name="P11"><text:span text:style-name="T16">'assistant_return'</text:span><text:span text:style-name="T12"> =&gt; </text:span><text:span text:style-name="T18">1</text:span><text:span text:style-name="T12">,</text:span></text:p>
      <text:p text:style-name="P11"><text:span text:style-name="T16">'officer_return'</text:span><text:span text:style-name="T12"> =&gt; </text:span><text:span text:style-name="T18">1</text:span><text:span text:style-name="T12">,</text:span></text:p>
      <text:p text:style-name="P11"><text:span text:style-name="T16">'return_date'</text:span><text:span text:style-name="T12"> =&gt; </text:span><text:span text:style-name="T10">$currenttime</text:span><text:span text:style-name="T12">,</text:span></text:p>
      <text:p text:style-name="P11"><text:span text:style-name="T16">'return_userid'</text:span><text:span text:style-name="T12"> =&gt; </text:span><text:span text:style-name="T19">Auth</text:span><text:span text:style-name="T12">::</text:span><text:span text:style-name="T14">user</text:span><text:span text:style-name="T12">()-&gt;</text:span><text:span text:style-name="T10">id</text:span><text:span text:style-name="T12">,</text:span></text:p>
      <text:p text:style-name="P11"><text:span text:style-name="T16">'return_reason'</text:span><text:span text:style-name="T12"> =&gt; </text:span><text:span text:style-name="T10">$reason</text:span><text:span text:style-name="T12">,</text:span></text:p>
      <text:p text:style-name="P11"><text:span text:style-name="T16">'JsSeo_status_date'</text:span><text:span text:style-name="T12"> =&gt; </text:span><text:span text:style-name="T10">$currenttime</text:span><text:span text:style-name="T12">,</text:span></text:p>
      <text:p text:style-name="P11"><text:span text:style-name="T16">'JsSeo_status_id'</text:span><text:span text:style-name="T12"> =&gt; </text:span><text:span text:style-name="T19">Auth</text:span><text:span text:style-name="T12">::</text:span><text:span text:style-name="T14">user</text:span><text:span text:style-name="T12">()-&gt;</text:span><text:span text:style-name="T10">id</text:span><text:span text:style-name="T12">,</text:span></text:p>
      <text:p text:style-name="P11"><text:span text:style-name="T16">'JsSeo_status_reason'</text:span><text:span text:style-name="T12"> =&gt; </text:span><text:span text:style-name="T10">$reason</text:span><text:span text:style-name="T12">,</text:span></text:p>
      <text:p text:style-name="P6">]);</text:p>
      <text:p text:style-name="P11"><text:span text:style-name="T21">return</text:span><text:span text:style-name="T12"> </text:span><text:span text:style-name="T14">response</text:span><text:span text:style-name="T12">()-&gt;</text:span><text:span text:style-name="T14">json</text:span><text:span text:style-name="T12">([</text:span></text:p>
      <text:p text:style-name="P11"><text:span text:style-name="T16">'success'</text:span><text:span text:style-name="T12"> =&gt; </text:span><text:span text:style-name="T16">'Couple Financial Application Rejected successfully.'</text:span></text:p>
      <text:p text:style-name="P6">]);</text:p>
      <text:p text:style-name="P6">}</text:p>
      <text:p text:style-name="P29"/>
      <text:p text:style-name="P29"/>
      <text:p text:style-name="P18"><text:span text:style-name="T10">$edit</text:span><text:span text:style-name="T12">=</text:span><text:span text:style-name="T16">'&lt;div class="settings-main-icon"&gt;&lt;a href="'</text:span><text:span text:style-name="T12"> . </text:span><text:span text:style-name="T14">route</text:span><text:span text:style-name="T12">(</text:span><text:span text:style-name="T16">'couplefinancialJsSeoDetails'</text:span><text:span text:style-name="T12">,</text:span><text:span text:style-name="T10">$id</text:span><text:span text:style-name="T12">) . </text:span><text:span text:style-name="T16">'"&gt;&lt;i class="fa fa-eye bg-info me-1"&gt;&lt;/i&gt;&lt;/a&gt;&amp;nbsp;&amp;nbsp;&lt;a class="approveItem" data-id="'</text:span><text:span text:style-name="T12">.</text:span><text:span text:style-name="T10">$id</text:span><text:span text:style-name="T12">.</text:span><text:span text:style-name="T16">'"&gt;&lt;i class="fa fa-check bg-success me-1"&gt;&lt;/i&gt;&lt;/a&gt;&amp;nbsp;&amp;nbsp;&lt;a class="rejectItem" data-id="'</text:span><text:span text:style-name="T12">.</text:span><text:span text:style-name="T10">$id</text:span><text:span text:style-name="T12">.</text:span><text:span text:style-name="T16">'"&gt;&lt;i class="fa fa-ban bg-danger "&gt;&lt;/i&gt;&lt;/a&gt;&lt;/div&gt;'</text:span><text:span text:style-name="T12">;</text:span></text:p>
      <text:p text:style-name="P18"/>
      <text:p text:style-name="P18"/>
      <text:p text:style-name="P18"/>
      <text:p text:style-name="P18"><text:span text:style-name="T20">public</text:span><text:span text:style-name="T12"> </text:span><text:span text:style-name="T20">function</text:span><text:span text:style-name="T12"> </text:span><text:span text:style-name="T14">couplefinancialDetails</text:span><text:span text:style-name="T12">(</text:span><text:span text:style-name="T10">$id</text:span><text:span text:style-name="T12">){</text:span></text:p>
      <text:p text:style-name="P11"><text:span text:style-name="T10">$currentTime</text:span><text:span text:style-name="T12"> = </text:span><text:span text:style-name="T19">Carbon</text:span><text:span text:style-name="T12">::</text:span><text:span text:style-name="T14">now</text:span><text:span text:style-name="T12">();</text:span></text:p>
      <text:p text:style-name="P27"/>
      <text:p text:style-name="P11"><text:span text:style-name="T10">$date</text:span><text:span text:style-name="T12"> = </text:span><text:span text:style-name="T10">$currentTime</text:span><text:span text:style-name="T12">-&gt;</text:span><text:span text:style-name="T14">format</text:span><text:span text:style-name="T12">(</text:span><text:span text:style-name="T16">'d-m-Y'</text:span><text:span text:style-name="T12">);</text:span></text:p>
      <text:p text:style-name="P11"><text:span text:style-name="T10">$currentTimeInKerala</text:span><text:span text:style-name="T12"> = </text:span><text:span text:style-name="T14">now</text:span><text:span text:style-name="T12">()-&gt;</text:span><text:span text:style-name="T14">timezone</text:span><text:span text:style-name="T12">(</text:span><text:span text:style-name="T16">'Asia/Kolkata'</text:span><text:span text:style-name="T12">);</text:span></text:p>
      <text:p text:style-name="P11"><text:span text:style-name="T10">$currenttime</text:span><text:span text:style-name="T12"> = </text:span><text:span text:style-name="T10">$currentTimeInKerala</text:span><text:span text:style-name="T12">-&gt;</text:span><text:span text:style-name="T14">format</text:span><text:span text:style-name="T12">(</text:span><text:span text:style-name="T16">'h:i A'</text:span><text:span text:style-name="T12">);</text:span></text:p>
      <text:p text:style-name="P11"><text:span text:style-name="T10">$formData</text:span><text:span text:style-name="T12"> =</text:span><text:span text:style-name="T19">FinancialHelp</text:span><text:span text:style-name="T12">::</text:span><text:span text:style-name="T14">find</text:span><text:span text:style-name="T12">(</text:span><text:span text:style-name="T10">$id</text:span><text:span text:style-name="T12">);</text:span></text:p>
      <text:p text:style-name="P11"><text:soft-page-break/><text:span text:style-name="T21">if</text:span><text:span text:style-name="T12">(</text:span><text:span text:style-name="T10">$formData</text:span><text:span text:style-name="T12">-&gt;</text:span><text:span text:style-name="T10">clerk_view_status</text:span><text:span text:style-name="T12">==</text:span><text:span text:style-name="T20">null</text:span><text:span text:style-name="T12"> ){</text:span></text:p>
      <text:p text:style-name="P11"><text:span text:style-name="T10">$formData</text:span><text:span text:style-name="T12">-&gt;</text:span><text:span text:style-name="T14">update</text:span><text:span text:style-name="T12">([</text:span></text:p>
      <text:p text:style-name="P11"><text:span text:style-name="T16">"clerk_view_status"</text:span><text:span text:style-name="T12">=&gt;</text:span><text:span text:style-name="T18">1</text:span><text:span text:style-name="T12">,</text:span></text:p>
      <text:p text:style-name="P11"><text:span text:style-name="T16">"clerk_view_id"</text:span><text:span text:style-name="T12"> =&gt;</text:span><text:span text:style-name="T19">Auth</text:span><text:span text:style-name="T12">::</text:span><text:span text:style-name="T14">user</text:span><text:span text:style-name="T12">()-&gt;</text:span><text:span text:style-name="T10">id</text:span><text:span text:style-name="T12">,</text:span></text:p>
      <text:p text:style-name="P11"><text:span text:style-name="T16">"clerk_view_date"</text:span><text:span text:style-name="T12"> =&gt;</text:span><text:span text:style-name="T10">$date</text:span><text:span text:style-name="T12"> .</text:span><text:span text:style-name="T16">' '</text:span><text:span text:style-name="T12"> .</text:span><text:span text:style-name="T10">$currenttime</text:span></text:p>
      <text:p text:style-name="P6">]);</text:p>
      <text:p text:style-name="P6">}</text:p>
      <text:p text:style-name="P27"/>
      <text:p text:style-name="P11"><text:span text:style-name="T21">if</text:span><text:span text:style-name="T12">(</text:span><text:span text:style-name="T10">$formData</text:span><text:span text:style-name="T12">-&gt;</text:span><text:span text:style-name="T10">clerk_return_view_status</text:span><text:span text:style-name="T12">==</text:span><text:span text:style-name="T20">null</text:span><text:span text:style-name="T12"> &amp;&amp; </text:span><text:span text:style-name="T10">$formData</text:span><text:span text:style-name="T12">-&gt;</text:span><text:span text:style-name="T10">return_status</text:span><text:span text:style-name="T12">==</text:span><text:span text:style-name="T18">1</text:span><text:span text:style-name="T12">){</text:span></text:p>
      <text:p text:style-name="P11"><text:span text:style-name="T10">$formData</text:span><text:span text:style-name="T12">-&gt;</text:span><text:span text:style-name="T14">update</text:span><text:span text:style-name="T12">([</text:span></text:p>
      <text:p text:style-name="P11"><text:span text:style-name="T16">"clerk_return_view_status"</text:span><text:span text:style-name="T12">=&gt;</text:span><text:span text:style-name="T18">1</text:span><text:span text:style-name="T12">,</text:span></text:p>
      <text:p text:style-name="P11"><text:span text:style-name="T16">"clerk_view_id"</text:span><text:span text:style-name="T12"> =&gt;</text:span><text:span text:style-name="T19">Auth</text:span><text:span text:style-name="T12">::</text:span><text:span text:style-name="T14">user</text:span><text:span text:style-name="T12">()-&gt;</text:span><text:span text:style-name="T10">id</text:span><text:span text:style-name="T12">,</text:span></text:p>
      <text:p text:style-name="P11"><text:span text:style-name="T16">"clerk_return_view_date"</text:span><text:span text:style-name="T12"> =&gt;</text:span><text:span text:style-name="T10">$date</text:span><text:span text:style-name="T12"> .</text:span><text:span text:style-name="T16">' '</text:span><text:span text:style-name="T12"> .</text:span><text:span text:style-name="T10">$currenttime</text:span></text:p>
      <text:p text:style-name="P6">]);</text:p>
      <text:p text:style-name="P6">}</text:p>
      <text:p text:style-name="P11"><text:span text:style-name="T10">$formData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_id'</text:span><text:span text:style-name="T12">, </text:span><text:span text:style-name="T10">$id</text:span><text:span text:style-name="T12">)-&gt;</text:span><text:span text:style-name="T14">first</text:span><text:span text:style-name="T12">();</text:span></text:p>
      <text:p text:style-name="P11"><text:span text:style-name="T21">return</text:span><text:span text:style-name="T12"> </text:span><text:span text:style-name="T14">view</text:span><text:span text:style-name="T12">(</text:span><text:span text:style-name="T16">'clerk.couplefinancial.details'</text:span><text:span text:style-name="T12">,</text:span><text:span text:style-name="T14">compact</text:span><text:span text:style-name="T12">(</text:span><text:span text:style-name="T16">'formData'</text:span><text:span text:style-name="T12">));</text:span></text:p>
      <text:p text:style-name="P28"/>
      <text:p text:style-name="P6">}</text:p>
      <text:p text:style-name="P18"/>
      <text:p text:style-name="P9">studentFundJsSeoApprove</text:p>
      <text:p text:style-name="P29"/>
      <text:p text:style-name="P29"/>
      <text:p text:style-name="P36">============================</text:p>
      <text:p text:style-name="P36"/>
      <text:p text:style-name="P26">// Total records</text:p>
      <text:p text:style-name="P11"><text:span text:style-name="T10">$totalRecord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JsSeo_status'</text:span><text:span text:style-name="T12">,</text:span><text:span text:style-name="T18">1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return'</text:span><text:span text:style-name="T12">, </text:span><text:span text:style-name="T20">null</text:span><text:span text:style-name="T12">);</text:span></text:p>
      <text:p text:style-name="P11"><text:span text:style-name="T21">if</text:span><text:span text:style-name="T12">(</text:span><text:span text:style-name="T10">$name</text:span><text:span text:style-name="T12"> != </text:span><text:span text:style-name="T16">""</text:span><text:span text:style-name="T12">){</text:span></text:p>
      <text:p text:style-name="P11"><text:span text:style-name="T10">$totalRecord</text:span><text:span text:style-name="T12">-&gt;</text:span><text:span text:style-name="T14">where</text:span><text:span text:style-name="T12">(</text:span><text:span text:style-name="T16">'name'</text:span><text:span text:style-name="T12">,</text:span><text:span text:style-name="T16">'like'</text:span><text:span text:style-name="T12">,</text:span><text:span text:style-name="T16">"%"</text:span><text:span text:style-name="T12">.</text:span><text:span text:style-name="T10">$name</text:span><text:span text:style-name="T12">.</text:span><text:span text:style-name="T16">"%"</text:span><text:span text:style-name="T12">);</text:span></text:p>
      <text:p text:style-name="P6">}</text:p>
      <text:p text:style-name="P27"/>
      <text:p text:style-name="P11"><text:span text:style-name="T10">$totalRecords</text:span><text:span text:style-name="T12"> = </text:span><text:span text:style-name="T10">$totalRecord</text:span><text:span text:style-name="T12">-&gt;</text:span><text:span text:style-name="T14">select</text:span><text:span text:style-name="T12">(</text:span><text:span text:style-name="T16">'count(*) as allcount'</text:span><text:span text:style-name="T12">)-&gt;</text:span><text:span text:style-name="T14">count</text:span><text:span text:style-name="T12">();</text:span></text:p>
      <text:p text:style-name="P28"/>
      <text:p text:style-name="P11"><text:span text:style-name="T10">$totalRecordswithFilte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JsSeo_status'</text:span><text:span text:style-name="T12">,</text:span><text:span text:style-name="T18">1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return'</text:span><text:span text:style-name="T12">, </text:span><text:span text:style-name="T20">null</text:span><text:span text:style-name="T12">);</text:span></text:p>
      <text:p text:style-name="P27"/>
      <text:p text:style-name="P11"><text:span text:style-name="T21">if</text:span><text:span text:style-name="T12">(</text:span><text:span text:style-name="T10">$name</text:span><text:span text:style-name="T12"> != </text:span><text:span text:style-name="T16">""</text:span><text:span text:style-name="T12">){</text:span></text:p>
      <text:p text:style-name="P11"><text:span text:style-name="T10">$totalRecordswithFilte</text:span><text:span text:style-name="T12">-&gt;</text:span><text:span text:style-name="T14">where</text:span><text:span text:style-name="T12">(</text:span><text:span text:style-name="T16">'name'</text:span><text:span text:style-name="T12">,</text:span><text:span text:style-name="T16">'like'</text:span><text:span text:style-name="T12">,</text:span><text:span text:style-name="T16">"%"</text:span><text:span text:style-name="T12">.</text:span><text:span text:style-name="T10">$name</text:span><text:span text:style-name="T12">.</text:span><text:span text:style-name="T16">"%"</text:span><text:span text:style-name="T12">);</text:span></text:p>
      <text:p text:style-name="P6">}</text:p>
      <text:p text:style-name="P36"/>
      <text:p text:style-name="P36"/>
      <text:p text:style-name="P19"><text:span text:style-name="T10">$items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 </text:span><text:span text:style-name="T20">null</text:span><text:span text:style-name="T12">)</text:span></text:p>
      <text:p text:style-name="P11"><text:soft-page-break/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JsSeo_return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return'</text:span><text:span text:style-name="T12">, </text:span><text:span text:style-name="T18">1</text:span><text:span text:style-name="T12">)</text:span></text:p>
      <text:p text:style-name="P11"><text:span text:style-name="T12">-&gt;</text:span><text:span text:style-name="T14">orderBy</text:span><text:span text:style-name="T12">(</text:span><text:span text:style-name="T10">$columnName</text:span><text:span text:style-name="T12">, </text:span><text:span text:style-name="T10">$columnSortOrder</text:span><text:span text:style-name="T12">);</text:span></text:p>
      <text:p text:style-name="P36"/>
      <text:p text:style-name="P36"/>
      <text:p text:style-name="P10">getStudentFundListAssistant</text:p>
      <text:p text:style-name="P36"/>
      <text:p text:style-name="P19"><text:span text:style-name="T12">-&gt;</text:span><text:span text:style-name="T14">where</text:span><text:span text:style-name="T12">(</text:span><text:span text:style-name="T16">'JsSeo_status'</text:span><text:span text:style-name="T12">,</text:span><text:span text:style-name="T18">1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return'</text:span><text:span text:style-name="T12">, </text:span><text:span text:style-name="T20">null</text:span><text:span text:style-name="T12">)</text:span></text:p>
      <text:p text:style-name="P36"/>
      <text:p text:style-name="P36"/>
      <text:p text:style-name="P19"><text:span text:style-name="T16">'assistant_status'</text:span><text:span text:style-name="T12"> =&gt; </text:span><text:span text:style-name="T18">1</text:span><text:span text:style-name="T12">,</text:span></text:p>
      <text:p text:style-name="P11"><text:span text:style-name="T16">'assistant_return'</text:span><text:span text:style-name="T12"> =&gt; </text:span><text:span text:style-name="T20">null</text:span><text:span text:style-name="T12">,</text:span></text:p>
      <text:p text:style-name="P11"><text:span text:style-name="T16">'assistant_status_date'</text:span><text:span text:style-name="T12"> =&gt; </text:span><text:span text:style-name="T10">$currenttime</text:span><text:span text:style-name="T12">,</text:span></text:p>
      <text:p text:style-name="P11"><text:span text:style-name="T16">'assistant_status_id'</text:span><text:span text:style-name="T12"> =&gt; </text:span><text:span text:style-name="T19">Auth</text:span><text:span text:style-name="T12">::</text:span><text:span text:style-name="T14">user</text:span><text:span text:style-name="T12">()-&gt;</text:span><text:span text:style-name="T10">id</text:span><text:span text:style-name="T12">,</text:span></text:p>
      <text:p text:style-name="P11"><text:span text:style-name="T16">'assistant_status_reason'</text:span><text:span text:style-name="T12"> =&gt; </text:span><text:span text:style-name="T10">$reason</text:span><text:span text:style-name="T12">,</text:span></text:p>
      <text:p text:style-name="P36"/>
      <text:p text:style-name="P36"/>
      <text:p text:style-name="P10">getcouplefinancialListOfficer</text:p>
      <text:p text:style-name="P10"/>
      <text:p text:style-name="P26">// Total records</text:p>
      <text:p text:style-name="P11"><text:span text:style-name="T10">$totalRecord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status'</text:span><text:span text:style-name="T12">,</text:span><text:span text:style-name="T18">1</text:span><text:span text:style-name="T12">);</text:span></text:p>
      <text:p text:style-name="P27"/>
      <text:p text:style-name="P11"><text:span text:style-name="T21">if</text:span><text:span text:style-name="T12">(</text:span><text:span text:style-name="T10">$name</text:span><text:span text:style-name="T12"> != </text:span><text:span text:style-name="T16">""</text:span><text:span text:style-name="T12">){</text:span></text:p>
      <text:p text:style-name="P11"><text:span text:style-name="T10">$totalRecord</text:span><text:span text:style-name="T12">-&gt;</text:span><text:span text:style-name="T14">where</text:span><text:span text:style-name="T12">(</text:span><text:span text:style-name="T16">'name'</text:span><text:span text:style-name="T12">,</text:span><text:span text:style-name="T16">'like'</text:span><text:span text:style-name="T12">,</text:span><text:span text:style-name="T16">"%"</text:span><text:span text:style-name="T12">.</text:span><text:span text:style-name="T10">$name</text:span><text:span text:style-name="T12">.</text:span><text:span text:style-name="T16">"%"</text:span><text:span text:style-name="T12">);</text:span></text:p>
      <text:p text:style-name="P6">}</text:p>
      <text:p text:style-name="P27"/>
      <text:p text:style-name="P11"><text:span text:style-name="T10">$totalRecords</text:span><text:span text:style-name="T12"> = </text:span><text:span text:style-name="T10">$totalRecord</text:span><text:span text:style-name="T12">-&gt;</text:span><text:span text:style-name="T14">select</text:span><text:span text:style-name="T12">(</text:span><text:span text:style-name="T16">'count(*) as allcount'</text:span><text:span text:style-name="T12">)-&gt;</text:span><text:span text:style-name="T14">count</text:span><text:span text:style-name="T12">();</text:span></text:p>
      <text:p text:style-name="P28"/>
      <text:p text:style-name="P11"><text:span text:style-name="T10">$totalRecordswithFilte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status'</text:span><text:span text:style-name="T12">,</text:span><text:span text:style-name="T18">1</text:span><text:span text:style-name="T12">);</text:span></text:p>
      <text:p text:style-name="P27"/>
      <text:p text:style-name="P11"><text:span text:style-name="T21">if</text:span><text:span text:style-name="T12">(</text:span><text:span text:style-name="T10">$name</text:span><text:span text:style-name="T12"> != </text:span><text:span text:style-name="T16">""</text:span><text:span text:style-name="T12">){</text:span></text:p>
      <text:p text:style-name="P11"><text:span text:style-name="T10">$totalRecordswithFilte</text:span><text:span text:style-name="T12">-&gt;</text:span><text:span text:style-name="T14">where</text:span><text:span text:style-name="T12">(</text:span><text:span text:style-name="T16">'name'</text:span><text:span text:style-name="T12">,</text:span><text:span text:style-name="T16">'like'</text:span><text:span text:style-name="T12">,</text:span><text:span text:style-name="T16">"%"</text:span><text:span text:style-name="T12">.</text:span><text:span text:style-name="T10">$name</text:span><text:span text:style-name="T12">.</text:span><text:span text:style-name="T16">"%"</text:span><text:span text:style-name="T12">);</text:span></text:p>
      <text:p text:style-name="P6">}</text:p>
      <text:p text:style-name="P27"/>
      <text:p text:style-name="P11"><text:span text:style-name="T10">$totalRecordswithFilter</text:span><text:span text:style-name="T12"> = </text:span><text:span text:style-name="T10">$totalRecordswithFilte</text:span><text:span text:style-name="T12">-&gt;</text:span><text:span text:style-name="T14">select</text:span><text:span text:style-name="T12">(</text:span><text:span text:style-name="T16">'count(*) as allcount'</text:span><text:span text:style-name="T12">)-&gt;</text:span><text:span text:style-name="T14">count</text:span><text:span text:style-name="T12">();</text:span></text:p>
      <text:p text:style-name="P27"/>
      <text:p text:style-name="P24">// Fetch records</text:p>
      <text:p text:style-name="P11"><text:span text:style-name="T10">$items</text:span><text:span text:style-name="T12"> = </text:span><text:span text:style-name="T19">FinancialHelp</text:span><text:span text:style-name="T12">::</text:span><text:span text:style-name="T14">where</text:span><text:span text:style-name="T12">(</text:span><text:span text:style-name="T16">'deleted_at'</text:span><text:span text:style-name="T12">, </text:span><text:span text:style-name="T20">null</text:span><text:span text:style-name="T12">)</text:span></text:p>
      <text:p text:style-name="P11"><text:span text:style-name="T12">-&gt;</text:span><text:span text:style-name="T14">whereIn</text:span><text:span text:style-name="T12">(</text:span><text:span text:style-name="T16">'submitted_teo'</text:span><text:span text:style-name="T12">, </text:span><text:span text:style-name="T10">$teoIds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submitted_district'</text:span><text:span text:style-name="T12">, </text:span><text:span text:style-name="T10">$district</text:span><text:span text:style-name="T12">)</text:span></text:p>
      <text:p text:style-name="P11"><text:span text:style-name="T12">-&gt;</text:span><text:span text:style-name="T14">where</text:span><text:span text:style-name="T12">(</text:span><text:span text:style-name="T16">'assistant_status'</text:span><text:span text:style-name="T12">,</text:span><text:span text:style-name="T18">1</text:span><text:span text:style-name="T12">)</text:span></text:p>
      <text:p text:style-name="P11"><text:soft-page-break/><text:span text:style-name="T12">-&gt;</text:span><text:span text:style-name="T14">orderBy</text:span><text:span text:style-name="T12">(</text:span><text:span text:style-name="T10">$columnName</text:span><text:span text:style-name="T12">, </text:span><text:span text:style-name="T10">$columnSortOrder</text:span><text:span text:style-name="T12">);</text:span></text:p>
      <text:p text:style-name="P11"><text:span text:style-name="T21">if</text:span><text:span text:style-name="T12">(</text:span><text:span text:style-name="T10">$name</text:span><text:span text:style-name="T12"> != </text:span><text:span text:style-name="T16">""</text:span><text:span text:style-name="T12">){</text:span></text:p>
      <text:p text:style-name="P11"><text:span text:style-name="T10">$items</text:span><text:span text:style-name="T12">-&gt;</text:span><text:span text:style-name="T14">where</text:span><text:span text:style-name="T12">(</text:span><text:span text:style-name="T16">'name'</text:span><text:span text:style-name="T12">,</text:span><text:span text:style-name="T16">'like'</text:span><text:span text:style-name="T12">,</text:span><text:span text:style-name="T16">"%"</text:span><text:span text:style-name="T12">.</text:span><text:span text:style-name="T10">$name</text:span><text:span text:style-name="T12">.</text:span><text:span text:style-name="T16">"%"</text:span><text:span text:style-name="T12">);</text:span></text:p>
      <text:p text:style-name="P6">}</text:p>
      <text:p text:style-name="P24">// $items-&gt;where('officer_return', null || 'rejection_status',null);</text:p>
      <text:p text:style-name="P27"/>
      <text:p text:style-name="P11"><text:span text:style-name="T10">$items</text:span><text:span text:style-name="T12">-&gt;</text:span><text:span text:style-name="T14">where</text:span><text:span text:style-name="T12">(</text:span><text:span text:style-name="T16">'officer_return'</text:span><text:span text:style-name="T12">, </text:span><text:span text:style-name="T20">null</text:span><text:span text:style-name="T12">);</text:span></text:p>
      <text:p text:style-name="P28"/>
      <text:p text:style-name="P11"><text:span text:style-name="T10">$records</text:span><text:span text:style-name="T12"> = </text:span><text:span text:style-name="T10">$items</text:span><text:span text:style-name="T12">-&gt;</text:span><text:span text:style-name="T14">skip</text:span><text:span text:style-name="T12">(</text:span><text:span text:style-name="T10">$start</text:span><text:span text:style-name="T12">)-&gt;</text:span><text:span text:style-name="T14">take</text:span><text:span text:style-name="T12">(</text:span><text:span text:style-name="T10">$rowperpage</text:span><text:span text:style-name="T12">)-&gt;</text:span><text:span text:style-name="T14">get</text:span><text:span text:style-name="T12">();</text:span></text:p>
      <text:p text:style-name="P10"/>
      <text:p text:style-name="P13"><text:span text:style-name="T11">$edit</text:span><text:span text:style-name="T13">=</text:span><text:span text:style-name="T17">'&lt;div class="settings-main-icon"&gt;&lt;a href="'</text:span><text:span text:style-name="T13"> . </text:span><text:span text:style-name="T15">route</text:span><text:span text:style-name="T13">(</text:span><text:span text:style-name="T17">'</text:span><text:span text:style-name="T16">studentFundOfficerView</text:span></text:p>
      <text:p text:style-name="P20"><text:span text:style-name="T16">'</text:span><text:span text:style-name="T12">,</text:span><text:span text:style-name="T10">$id</text:span><text:span text:style-name="T12">) . </text:span><text:span text:style-name="T16">'"&gt;&lt;i class="fa fa-eye bg-info me-1"&gt;&lt;/i&gt;&lt;/a&gt;&amp;nbsp;&amp;nbsp;&lt;a class="approveItem" data-id="'</text:span><text:span text:style-name="T12">.</text:span><text:span text:style-name="T10">$id</text:span><text:span text:style-name="T12">.</text:span><text:span text:style-name="T16">'"&gt;&lt;i class="fa fa-check bg-success me-1"&gt;&lt;/i&gt;&lt;/a&gt;&amp;nbsp;&amp;nbsp;&lt;a class="rejectItem" data-id="'</text:span><text:span text:style-name="T12">.</text:span><text:span text:style-name="T10">$id</text:span><text:span text:style-name="T12">.</text:span><text:span text:style-name="T16">'"&gt;&lt;i class="fa fa-ban bg-danger "&gt;&lt;/i&gt;&lt;/a&gt;&amp;nbsp;&amp;nbsp;&lt;a class="remove" data-id="'</text:span><text:span text:style-name="T12">.</text:span><text:span text:style-name="T10">$id</text:span><text:span text:style-name="T12">.</text:span><text:span text:style-name="T16">'"&gt;&lt;i class="fa fa-times bg-danger "&gt;&lt;/i&gt;&lt;/a&gt;&lt;/div&gt;'</text:span><text:span text:style-name="T12">;</text:span></text:p>
      <text:p text:style-name="P36"/>
      <text:p text:style-name="P36"/>
      <text:p text:style-name="P19"><text:span text:style-name="T16">'officer_status'</text:span><text:span text:style-name="T12"> =&gt; </text:span><text:span text:style-name="T18">1</text:span><text:span text:style-name="T12">,</text:span></text:p>
      <text:p text:style-name="P11"><text:span text:style-name="T16">'officer_return'</text:span><text:span text:style-name="T12"> =&gt; </text:span><text:span text:style-name="T20">null</text:span><text:span text:style-name="T12">,</text:span></text:p>
      <text:p text:style-name="P11"><text:span text:style-name="T16">'officer_status_date'</text:span><text:span text:style-name="T12"> =&gt; </text:span><text:span text:style-name="T10">$currenttime</text:span><text:span text:style-name="T12">,</text:span></text:p>
      <text:p text:style-name="P11"><text:span text:style-name="T16">'officer_status_id'</text:span><text:span text:style-name="T12"> =&gt; </text:span><text:span text:style-name="T19">Auth</text:span><text:span text:style-name="T12">::</text:span><text:span text:style-name="T14">user</text:span><text:span text:style-name="T12">()-&gt;</text:span><text:span text:style-name="T10">id</text:span><text:span text:style-name="T12">,</text:span></text:p>
      <text:p text:style-name="P11"><text:span text:style-name="T16">'officer_status_reason'</text:span><text:span text:style-name="T12"> =&gt; </text:span><text:span text:style-name="T10">$reason</text:span><text:span text:style-name="T12">,</text:span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4:06:57.870128270</meta:creation-date>
    <dc:date>2024-05-10T12:50:01.936763166</dc:date>
    <meta:editing-duration>PT2H32M58S</meta:editing-duration>
    <meta:editing-cycles>23</meta:editing-cycles>
    <meta:generator>LibreOffice/7.3.7.2$Linux_X86_64 LibreOffice_project/30$Build-2</meta:generator>
    <meta:document-statistic meta:table-count="1" meta:image-count="0" meta:object-count="0" meta:page-count="7" meta:paragraph-count="226" meta:word-count="631" meta:character-count="8566" meta:non-whitespace-character-count="8150"/>
  </office:meta>
</office:document-meta>
</file>